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4.111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4.0102in"/>
    </style:style>
    <style:style style:name="co6" style:family="table-column">
      <style:table-column-properties fo:break-before="auto" style:column-width="4.6209in"/>
    </style:style>
    <style:style style:name="co7" style:family="table-column">
      <style:table-column-properties fo:break-before="auto" style:column-width="0.5598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5311in"/>
    </style:style>
    <style:style style:name="co10" style:family="table-column">
      <style:table-column-properties fo:break-before="auto" style:column-width="0.1665in"/>
    </style:style>
    <style:style style:name="co11" style:family="table-column">
      <style:table-column-properties fo:break-before="auto" style:column-width="3.0311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54in" fo:break-before="auto" style:use-optimal-row-height="true"/>
    </style:style>
    <style:style style:name="ro3" style:family="table-row">
      <style:table-row-properties style:row-height="0.6154in" fo:break-before="auto" style:use-optimal-row-height="true"/>
    </style:style>
    <style:style style:name="ro4" style:family="table-row">
      <style:table-row-properties style:row-height="0.4654in" fo:break-before="auto" style:use-optimal-row-height="true"/>
    </style:style>
    <style:style style:name="ro5" style:family="table-row">
      <style:table-row-properties style:row-height="0.315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>
      <style:table-cell-properties fo:wrap-option="wrap"/>
      <style:text-properties style:font-name="Calibri" fo:font-size="10pt" style:font-size-asian="10pt" style:font-size-complex="10pt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Default">
      <style:text-properties style:font-name="Calibri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>
      <style:table-cell-properties fo:wrap-option="wrap"/>
      <style:text-properties style:font-name="Calibri" fo:font-size="10pt" style:font-size-asian="10pt" style:font-size-complex="10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for_Integration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5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5"/>
        <table:table-column table:style-name="co6" table:default-cell-style-name="ce25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1012" table:default-cell-style-name="ce28"/>
        <table:table-row table:style-name="ro1"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Titl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anking</text:p>
          </table:table-cell>
          <table:table-cell table:style-name="ce21" office:value-type="string" calcext:value-type="string">
            <text:p>Priority</text:p>
          </table:table-cell>
          <table:table-cell table:style-name="ce24" office:value-type="string" calcext:value-type="string">
            <text:p>Expected Changes</text:p>
          </table:table-cell>
          <table:table-cell table:style-name="ce24" office:value-type="string" calcext:value-type="string">
            <text:p>General Notes</text:p>
          </table:table-cell>
          <table:table-cell table:style-name="ce29" office:value-type="string" calcext:value-type="string">
            <text:p>Estimate</text:p>
          </table:table-cell>
          <table:table-cell table:style-name="ce29" office:value-type="string" calcext:value-type="string">
            <text:p>Cost</text:p>
          </table:table-cell>
          <table:table-cell table:style-name="ce29" office:value-type="string" calcext:value-type="string">
            <text:p>Tags</text:p>
          </table:table-cell>
          <table:table-cell table:style-name="ce29"/>
          <table:table-cell table:style-name="ce29" office:value-type="string" calcext:value-type="string">
            <text:p>nathan</text:p>
          </table:table-cell>
          <table:table-cell table:style-name="ce29"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Create geometry from Report-All in Edit</text:p>
          </table:table-cell>
          <table:table-cell table:style-name="ce22" office:value-type="string" calcext:value-type="string">
            <text:p>In Progres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High</text:p>
          </table:table-cell>
          <table:table-cell office:value-type="string" calcext:value-type="string">
            <text:p>Add support for geometry creation from report-all query.</text:p>
          </table:table-cell>
          <table:table-cell office:value-type="string" calcext:value-type="string">
            <text:p>Captured in release notes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In-progres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 display extent at login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Set initial display extent to the Location(s) set in Navigation Options</text:p>
          </table:table-cell>
          <table:table-cell table:number-columns-repeated="6"/>
          <table:table-cell table:style-name="ce25"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“Please Wait” or “Working” dialog or message during login setup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Alert user that initial data sync is ongoing. <text:s/>If the user starts doing things like trying to select a tract, then error messages will be displayed, and we’ll probably get emails and/or phone calls. <text:s/>Worst case, people start thinking/saying that the system is crap and doesn’t work.</text:p>
          </table:table-cell>
          <table:table-cell office:value-type="string" calcext:value-type="string">
            <text:p>All data layers may not show initially (CSP Tracts) while the data is being retrieved from the server. <text:s/>Need some visual feedback that stuff is still on-going. <text:s/>This is especially true for the first person to access the system.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3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Remove the display scale dependency for CSP Tract layers</text:p>
          </table:table-cell>
          <table:table-cell table:style-name="ce23" office:value-type="string" calcext:value-type="string">
            <text:p>New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Currently points are hidden at lower zoom levels, keep them visible at all zoom levels.</text:p>
          </table:table-cell>
          <table:table-cell office:value-type="string" calcext:value-type="string">
            <text:p>on Apr-8, Morgan said “Keep points. Disable the display scale dependency for CSP layers. Show at all scales.</text:p>
            <text:p>They can turn the CSP layers off if not wanted to be shown when making a print map.”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4"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Change Edit button label to reflect presence of tract geometry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Change the “Edit” button on the Tract Details dialog to “Add Geometry” if no tract geometry exists. <text:s/>If tract geometry exists, button label should be “Edit Geometry”</text:p>
          </table:table-cell>
          <table:table-cell office:value-type="string" calcext:value-type="string">
            <text:p>Cleans up UX in form for creating geometry if no tract geometry exists. Currently states 'Edit' Geom, when only point exits, and X/Y is not going to be edited. Misleading button.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dd tract name information to Edit panel</text:p>
          </table:table-cell>
          <table:table-cell table:style-name="ce22" office:value-type="string" calcext:value-type="string">
            <text:p>New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After a tract is selected and the Edit panel is active, display the tract information inside the panel. <text:s/>Can use the same information as shown in the Tracts pick list.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new?, show what field as label (I may not have copied the field), shown on what type of feature? (tract points?, tract polygons?, other?)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e Type Download options</text:p>
          </table:table-cell>
          <table:table-cell table:style-name="ce23" office:value-type="string" calcext:value-type="string">
            <text:p>New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string" calcext:value-type="string">
            <text:p>Low</text:p>
          </table:table-cell>
          <table:table-cell office:value-type="string" calcext:value-type="string">
            <text:p>Remove AutoCad options.</text:p>
          </table:table-cell>
          <table:table-cell office:value-type="string" calcext:value-type="string">
            <text:p>Is CSV useful output?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7" office:value-type="string" calcext:value-type="string">
            <text:p>Remove initial landing page with choice between WoodPro Viewer and Report Center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Low</text:p>
          </table:table-cell>
          <table:table-cell table:style-name="ce27" table:number-columns-repeated="2"/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Add option to use selected ReportAll parcel polygon to Replace or Append to tract geometry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Low</text:p>
          </table:table-cell>
          <table:table-cell office:value-type="string" calcext:value-type="string">
            <text:p>If a tract geometry exists, display a prompt for the user to choose Replace OR Append to tract. <text:s/>If parcel geometry is appended, then merge it with existing geometry.</text:p>
          </table:table-cell>
          <table:table-cell office:value-type="string" calcext:value-type="string">
            <text:p>Originally, the idea was to allow selecting multiple parcel polygons to copy. <text:s/>Problem then is do we limit the number that can be selected? <text:s/>If we keep the current workflow and select only one parcel at a time, then we don’t have to implement other checks. <text:s/>Adding the option to replace or append allows for a little more flexibility.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Edit Symbology of CSP Tracts layers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Low</text:p>
          </table:table-cell>
          <table:table-cell/>
          <table:table-cell office:value-type="string" calcext:value-type="string">
            <text:p>Not critical for initial release, but user should be able to edit the tract points symbology like the tract polygon layers.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Save Symbology settings for each user (like Navigation Options?)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Low</text:p>
          </table:table-cell>
          <table:table-cell/>
          <table:table-cell office:value-type="string" calcext:value-type="string">
            <text:p>With 13 mills and ~50 users, not everyone is going to like our symbology choices. <text:s/>It would be a good enhancement to allow the users to save their changes to the symbols.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3">
          <table:table-cell table:style-name="ce22" office:value-type="float" office:value="12" calcext:value-type="float">
            <text:p>12</text:p>
          </table:table-cell>
          <table:table-cell office:value-type="string" calcext:value-type="string">
            <text:p>Download Markup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TBD</text:p>
          </table:table-cell>
          <table:table-cell office:value-type="string" calcext:value-type="string">
            <text:p>Allow user to download markup(s) </text:p>
          </table:table-cell>
          <table:table-cell office:value-type="string" calcext:value-type="string">
            <text:p>Need more information from user(s) on what they want and how they envision using it. <text:s/>Which markup to download? <text:s/>User would probably have to “Save Sketch” and then would be able to select that named Sketch to download. <text:s/>Export text?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1014"/>
        </table:table-row>
        <table:table-row table:style-name="ro3"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Add Download button to Timber Cruise Plot Tool</text:p>
          </table:table-cell>
          <table:table-cell table:style-name="ce23" office:value-type="string" calcext:value-type="string">
            <text:p>New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string" calcext:value-type="string">
            <text:p>TBD</text:p>
          </table:table-cell>
          <table:table-cell office:value-type="string" calcext:value-type="string">
            <text:p>Add button for “Download” of timber cruise plot points. <text:s/>Assumption is that the points to download would be the ones just generated. <text:s/>If the tool is closed, the user will not be able to download plot points (except via “Download Markup”?)</text:p>
          </table:table-cell>
          <table:table-cell office:value-type="string" calcext:value-type="string">
            <text:p>Geocoded points, polygon boundary in .shp or similar format.</text:p>
          </table:table-cell>
          <table:table-cell table:number-columns-repeated="2"/>
          <table:table-cell office:value-type="string" calcext:value-type="string">
            <text:p>Canfor</text:p>
          </table:table-cell>
          <table:table-cell table:number-columns-repeated="2"/>
          <table:table-cell table:style-name="ce25"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name 'Sales Navigation Options' to 'Tract Navigation Options'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UI label should reflect "Tract Navigation Options" in picker and TOC</text:p>
          </table:table-cell>
          <table:table-cell office:value-type="string" calcext:value-type="string">
            <text:p>Requested by multiple stakeholders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Add query definitions to navigation layers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Apply query definitions based on Navigation Options fields. <text:s/>This would be for the Tracts layers only (points and polys).</text:p>
          </table:table-cell>
          <table:table-cell office:value-type="string" calcext:value-type="string">
            <text:p>The request was to be able to show only the tracts for a specific forester (in other words, “just show me my tracts”). <text:s/>So we may be able to get away with just filtering the tract display by location and forester.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set query def using nav-options on tract point layers, done</text:p>
          </table:table-cell>
          <table:table-cell table:style-name="ce25" table:number-columns-repeated="1012"/>
        </table:table-row>
        <table:table-row table:style-name="ro5"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Simplify CSP Tract Points symbology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Use single symbol type, distinguish by company vs supplier.</text:p>
          </table:table-cell>
          <table:table-cell office:value-type="string" calcext:value-type="string">
            <text:p>April 7 feedback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on tract points layers, replace unique value renderer with simple point renderer, done</text:p>
          </table:table-cell>
          <table:table-cell table:style-name="ce25" table:number-columns-repeated="1012"/>
        </table:table-row>
        <table:table-row table:style-name="ro5">
          <table:table-cell table:style-name="ce22" office:value-type="float" office:value="17" calcext:value-type="float">
            <text:p>17</text:p>
          </table:table-cell>
          <table:table-cell office:value-type="string" calcext:value-type="string">
            <text:p>Enable multi-select for Location and Forester picklists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Allow users to select multiple values.</text:p>
          </table:table-cell>
          <table:table-cell office:value-type="string" calcext:value-type="string">
            <text:p>Request from Morgan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in nav-options dialog, replace filter-select with multi-select, done</text:p>
          </table:table-cell>
          <table:table-cell table:style-name="ce25" table:number-columns-repeated="101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Toggle layer visibility by symbol in TOC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Enable toggling by unique symbol group in Table of Contents.</text:p>
          </table:table-cell>
          <table:table-cell office:value-type="string" calcext:value-type="string">
            <text:p>Reported by Nate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Add layer visibility on/off to the unique value renderere layers, done</text:p>
          </table:table-cell>
          <table:table-cell table:style-name="ce25"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able shape upload in Edit menu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Allow shape file uploads directly via Edit panel.</text:p>
          </table:table-cell>
          <table:table-cell office:value-type="string" calcext:value-type="string">
            <text:p>From April 7 demo notes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Change zoom level on point select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Modify zoom level to be closer when selecting a point.</text:p>
          </table:table-cell>
          <table:table-cell office:value-type="string" calcext:value-type="string">
            <text:p>Requested by Nathan Gurney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office:value-type="string" calcext:value-type="string">
            <text:p>Fix title block text in Print layout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Correct field mapping for title block text on print.</text:p>
          </table:table-cell>
          <table:table-cell office:value-type="string" calcext:value-type="string">
            <text:p>Field mapping fix deployed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ove report button from header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Remove report button from header bar.</text:p>
          </table:table-cell>
          <table:table-cell office:value-type="string" calcext:value-type="string">
            <text:p>Per April 7, 2025 update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x missing profile on startup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Ensure default profile loads at launch.</text:p>
          </table:table-cell>
          <table:table-cell office:value-type="string" calcext:value-type="string">
            <text:p>Fix confirmed by Nate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office:value-type="string" calcext:value-type="string">
            <text:p>Update Tract Picker Label</text:p>
          </table:table-cell>
          <table:table-cell table:style-name="ce22" office:value-type="string" calcext:value-type="string">
            <text:p>Complete</text:p>
          </table:table-cell>
          <table:table-cell table:style-name="ce22" office:value-type="float" office:value="999" calcext:value-type="float">
            <text:p>999</text:p>
          </table:table-cell>
          <table:table-cell table:style-name="ce23" office:value-type="string" calcext:value-type="string">
            <text:p>Medium</text:p>
          </table:table-cell>
          <table:table-cell office:value-type="string" calcext:value-type="string">
            <text:p>UI label on picker should read “Tract Navigation Options”</text:p>
          </table:table-cell>
          <table:table-cell office:value-type="string" calcext:value-type="string">
            <text:p>Requested by Forestry team to reflect correct nomenclature</text:p>
          </table:table-cell>
          <table:table-cell table:style-name="ce25" table:number-columns-repeated="2"/>
          <table:table-cell table:style-name="ce25" office:value-type="string" calcext:value-type="string">
            <text:p>Canfor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table:number-columns-repeated="1012"/>
        </table:table-row>
        <table:table-row table:style-name="ro1">
          <table:table-cell table:style-name="ce22"/>
          <table:table-cell/>
          <table:table-cell table:style-name="ce23" table:number-columns-repeated="3"/>
          <table:table-cell table:number-columns-repeated="2"/>
          <table:table-cell table:style-name="ce25" table:number-columns-repeated="4"/>
          <table:table-cell table:style-name="ce30"/>
          <table:table-cell table:style-name="ce25" table:number-columns-repeated="1012"/>
        </table:table-row>
        <table:table-row table:style-name="ro1" table:number-rows-repeated="10">
          <table:table-cell table:number-columns-repeated="2"/>
          <table:table-cell table:style-name="ce23" table:number-columns-repeated="3"/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anfor_Integration.A1:Canfor_Integration.AMJ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08:12:24.728526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10T18:35:10.353000000</dc:date>
    <meta:editing-cycles>22</meta:editing-cycles>
    <meta:editing-duration>PT1H41M4S</meta:editing-duration>
    <meta:document-statistic meta:table-count="1" meta:cell-count="209" meta:object-count="0"/>
  </office:meta>
</office:document-meta>
</file>